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7.911cm" fo:min-width="15.37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7.911cm" fo:min-width="8.51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12cm" fo:min-width="15.375cm"/>
    </style:style>
    <style:style style:name="gr4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1.688cm" fo:min-width="8.517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67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211cm" fo:min-width="8.51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18.161cm" svg:x="2.524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017cm" svg:height="18.161cm" svg:x="5.953cm" svg:y="4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875cm" svg:height="0.762cm" svg:x="2.524cm" svg:y="21.44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207cm" svg:height="0.81cm" svg:x="2.524cm" svg:y="21.447cm">
          <draw:text-box>
            <text:p text:style-name="P2"><text:span text:style-name="T1">David Omrai</text:span></text:p>
          </draw:text-box>
        </draw:frame>
        <draw:custom-shape draw:style-name="gr5" draw:text-style-name="P1" draw:layer="layout" svg:width="9.017cm" svg:height="11.938cm" svg:x="5.953cm" svg:y="4.048cm">
          <text:p text:style-name="P4">form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75cm" svg:height="1.016cm" svg:x="8.874cm" svg:y="14.589cm">
          <text:p text:style-name="P4"><text:span text:style-name="T2">Submi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017cm" svg:height="5.461cm" svg:x="5.953cm" svg:y="15.986cm">
          <text:p text:style-name="P4">Ranked twee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7:30:17.776573412</meta:creation-date>
    <dc:date>2021-12-10T12:18:00.937121161</dc:date>
    <meta:editing-duration>PT19M52S</meta:editing-duration>
    <meta:editing-cycles>2</meta:editing-cycles>
    <meta:generator>LibreOffice/6.4.7.2$Linux_X86_64 LibreOffice_project/40$Build-2</meta:generator>
    <meta:document-statistic meta:object-count="7"/>
  </office:meta>
</office:document-meta>
</file>